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5.8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2.29cm" fo:min-width="5.85cm" loext:decorative="false"/>
    </style:style>
    <style:style style:name="gr3" style:family="graphic" style:parent-style-name="standard">
      <style:graphic-properties draw:fill-color="#5eb91e" draw:textarea-horizontal-align="justify" draw:textarea-vertical-align="middle" draw:auto-grow-height="false" fo:min-height="3.56cm" fo:min-width="5.85cm" loext:decorative="false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432cm" fo:min-width="8.3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color="#ff3838" draw:fill="none" loext:fill-use-slide-background="false" draw:textarea-horizontal-align="justify" draw:textarea-vertical-align="middle" draw:auto-grow-height="false" fo:min-height="1.337cm" fo:min-width="1.087cm"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aca6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81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2.54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35cm" svg:height="3.81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4.762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87cm" svg:height="1.587cm" svg:x="6.715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2:08:31.533052372</meta:creation-date>
    <dc:date>2024-06-23T23:25:54.701252741</dc:date>
    <meta:editing-duration>PT5H4M42S</meta:editing-duration>
    <meta:editing-cycles>6</meta:editing-cycles>
    <meta:generator>LibreOffice/24.2.3.2$MacOSX_X86_64 LibreOffice_project/433d9c2ded56988e8a90e6b2e771ee4e6a5ab2ba</meta:generator>
    <meta:document-statistic meta:object-count="5"/>
  </office:meta>
</office:document-meta>
</file>